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6.875cm" table:align="left"/>
    </style:style>
    <style:style style:name="Tableau1.A" style:family="table-column">
      <style:table-column-properties style:column-width="3.717cm"/>
    </style:style>
    <style:style style:name="Tableau1.B" style:family="table-column">
      <style:table-column-properties style:column-width="1.526cm"/>
    </style:style>
    <style:style style:name="Tableau1.C" style:family="table-column">
      <style:table-column-properties style:column-width="5.182cm"/>
    </style:style>
    <style:style style:name="Tableau1.D" style:family="table-column">
      <style:table-column-properties style:column-width="6.451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9.957cm" table:align="left"/>
    </style:style>
    <style:style style:name="Tableau2.A" style:family="table-column">
      <style:table-column-properties style:column-width="1.743cm"/>
    </style:style>
    <style:style style:name="Tableau2.B" style:family="table-column">
      <style:table-column-properties style:column-width="8.214cm"/>
    </style:style>
    <style:style style:name="Tableau2.A1" style:family="table-cell">
      <style:table-cell-properties style:vertical-align="middle" fo:padding="0.049cm" fo:border="none"/>
    </style:style>
    <style:style style:name="P1" style:family="paragraph" style:parent-style-name="Heading_20_2">
      <style:text-properties officeooo:rsid="00013558" officeooo:paragraph-rsid="00013558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Standard">
      <style:text-properties officeooo:rsid="00013558" officeooo:paragraph-rsid="0001355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📄 <text:span text:style-name="Strong_20_Emphasis">Cahier des Charges – Site Web humaid </text:span></text:h>
      <text:p text:style-name="Horizontal_20_Line"/>
      <text:h text:style-name="Heading_20_3" text:outline-level="3"><text:span text:style-name="Strong_20_Emphasis">1. Introduction</text:span></text:h>
      <text:list text:style-name="L1">
        <text:list-item>
          <text:p text:style-name="P2"><text:span text:style-name="Strong_20_Emphasis">Titre du projet</text:span> : Développement du site web “HISHAM Charity”</text:p>
        </text:list-item>
        <text:list-item>
          <text:p text:style-name="P2"><text:span text:style-name="Strong_20_Emphasis">Présentation générale</text:span> :<text:line-break/>Ce projet vise à créer un site web vitrine pour une organisation caritative qui sensibilise, informe et récolte des dons pour ses actions humanitaires. Le site se veut moderne, simple à naviguer et compatible avec tous les supports (PC, tablette, smartphone).</text:p>
        </text:list-item>
        <text:list-item>
          <text:p text:style-name="P2"><text:span text:style-name="Strong_20_Emphasis">Objectifs du projet</text:span> :</text:p>
          <text:list>
            <text:list-item>
              <text:p text:style-name="P2">Présenter les missions de l’organisation</text:p>
            </text:list-item>
            <text:list-item>
              <text:p text:style-name="P2">Promouvoir des campagnes de dons</text:p>
            </text:list-item>
            <text:list-item>
              <text:p text:style-name="P2">Faciliter la prise de contact avec l’équipe</text:p>
            </text:list-item>
            <text:list-item>
              <text:p text:style-name="P2">Donner accès à des témoignages, vidéos, rapports, etc.</text:p>
            </text:list-item>
          </text:list>
        </text:list-item>
        <text:list-item>
          <text:p text:style-name="P2"><text:span text:style-name="Strong_20_Emphasis">Public cible et utilisateurs finaux</text:span> :</text:p>
          <text:list>
            <text:list-item>
              <text:p text:style-name="P2">Donateurs potentiels</text:p>
            </text:list-item>
            <text:list-item>
              <text:p text:style-name="P2">Partenaires</text:p>
            </text:list-item>
            <text:list-item>
              <text:p text:style-name="P2">Bénévoles</text:p>
            </text:list-item>
            <text:list-item>
              <text:p text:style-name="P2">Grand public intéressé par les actions solidaires</text:p>
            </text:list-item>
          </text:list>
        </text:list-item>
      </text:list>
      <text:p text:style-name="Horizontal_20_Line"/>
      <text:h text:style-name="Heading_20_3" text:outline-level="3"><text:span text:style-name="Strong_20_Emphasis">2. Analyse des besoins</text:span></text:h>
      <text:list text:style-name="L2">
        <text:list-item>
          <text:p text:style-name="P3"><text:span text:style-name="Strong_20_Emphasis">Besoins fonctionnels</text:span> :</text:p>
          <text:list>
            <text:list-item>
              <text:p text:style-name="P3">Une page d’accueil impactante avec slogan et image forte</text:p>
            </text:list-item>
            <text:list-item>
              <text:p text:style-name="P3">Section “À propos” présentant la mission et l’équipe</text:p>
            </text:list-item>
            <text:list-item>
              <text:p text:style-name="P3">Présentation des services et projets (santé, éducation, dons…)</text:p>
            </text:list-item>
            <text:list-item>
              <text:p text:style-name="P3">Intégration d’une vidéo YouTube</text:p>
            </text:list-item>
            <text:list-item>
              <text:p text:style-name="P3">Formulaire de contact</text:p>
            </text:list-item>
            <text:list-item>
              <text:p text:style-name="P3">Bouton de don (même simulation sans intégration réelle)</text:p>
            </text:list-item>
            <text:list-item>
              <text:p text:style-name="P3">Slider pour témoignages ou campagnes</text:p>
            </text:list-item>
          </text:list>
        </text:list-item>
        <text:list-item>
          <text:p text:style-name="P3"><text:span text:style-name="Strong_20_Emphasis">Besoins non fonctionnels</text:span> :</text:p>
          <text:list>
            <text:list-item>
              <text:p text:style-name="P3">Site responsive (adapté mobile et tablette)</text:p>
            </text:list-item>
            <text:list-item>
              <text:p text:style-name="P3">Temps de chargement optimisé</text:p>
            </text:list-item>
            <text:list-item>
              <text:p text:style-name="P3">Interface simple et intuitive</text:p>
            </text:list-item>
            <text:list-item>
              <text:p text:style-name="P3"><text:soft-page-break/>Sécurité des formulaires</text:p>
            </text:list-item>
          </text:list>
        </text:list-item>
      </text:list>
      <text:p text:style-name="Horizontal_20_Line"/>
      <text:h text:style-name="Heading_20_3" text:outline-level="3"><text:span text:style-name="Strong_20_Emphasis">3. Description des fonctionnalités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Table_20_Heading">Fonctionnalité</text:p>
            </table:table-cell>
            <table:table-cell table:style-name="Tableau1.A1" office:value-type="string">
              <text:p text:style-name="Table_20_Heading">Acteur</text:p>
            </table:table-cell>
            <table:table-cell table:style-name="Tableau1.A1" office:value-type="string">
              <text:p text:style-name="Table_20_Heading">Action</text:p>
            </table:table-cell>
            <table:table-cell table:style-name="Tableau1.A1" office:value-type="string">
              <text:p text:style-name="Table_20_Heading">Résultat attendu</text:p>
            </table:table-cell>
          </table:table-row>
        </table:table-header-rows>
        <table:table-row>
          <table:table-cell table:style-name="Tableau1.A1" office:value-type="string">
            <text:p text:style-name="Table_20_Contents">Consulter les projets</text:p>
          </table:table-cell>
          <table:table-cell table:style-name="Tableau1.A1" office:value-type="string">
            <text:p text:style-name="Table_20_Contents">Visiteur</text:p>
          </table:table-cell>
          <table:table-cell table:style-name="Tableau1.A1" office:value-type="string">
            <text:p text:style-name="Table_20_Contents">Clique sur "Nos projets"</text:p>
          </table:table-cell>
          <table:table-cell table:style-name="Tableau1.A1" office:value-type="string">
            <text:p text:style-name="Table_20_Contents">Affichage de toutes les missions</text:p>
          </table:table-cell>
        </table:table-row>
        <table:table-row>
          <table:table-cell table:style-name="Tableau1.A1" office:value-type="string">
            <text:p text:style-name="Table_20_Contents">Voir une vidéo</text:p>
          </table:table-cell>
          <table:table-cell table:style-name="Tableau1.A1" office:value-type="string">
            <text:p text:style-name="Table_20_Contents">Visiteur</text:p>
          </table:table-cell>
          <table:table-cell table:style-name="Tableau1.A1" office:value-type="string">
            <text:p text:style-name="Table_20_Contents">Clique sur la vidéo intégrée</text:p>
          </table:table-cell>
          <table:table-cell table:style-name="Tableau1.A1" office:value-type="string">
            <text:p text:style-name="Table_20_Contents">Lecture YouTube dans la page</text:p>
          </table:table-cell>
        </table:table-row>
        <table:table-row>
          <table:table-cell table:style-name="Tableau1.A1" office:value-type="string">
            <text:p text:style-name="Table_20_Contents">Envoyer un message</text:p>
          </table:table-cell>
          <table:table-cell table:style-name="Tableau1.A1" office:value-type="string">
            <text:p text:style-name="Table_20_Contents">Visiteur</text:p>
          </table:table-cell>
          <table:table-cell table:style-name="Tableau1.A1" office:value-type="string">
            <text:p text:style-name="Table_20_Contents">Remplit le formulaire contact</text:p>
          </table:table-cell>
          <table:table-cell table:style-name="Tableau1.A1" office:value-type="string">
            <text:p text:style-name="Table_20_Contents">Email envoyé à l’admin du site</text:p>
          </table:table-cell>
        </table:table-row>
        <table:table-row>
          <table:table-cell table:style-name="Tableau1.A1" office:value-type="string">
            <text:p text:style-name="Table_20_Contents">Faire un don</text:p>
          </table:table-cell>
          <table:table-cell table:style-name="Tableau1.A1" office:value-type="string">
            <text:p text:style-name="Table_20_Contents">Visiteur</text:p>
          </table:table-cell>
          <table:table-cell table:style-name="Tableau1.A1" office:value-type="string">
            <text:p text:style-name="Table_20_Contents">Clique sur “Faire un don”</text:p>
          </table:table-cell>
          <table:table-cell table:style-name="Tableau1.A1" office:value-type="string">
            <text:p text:style-name="Table_20_Contents">Redirigé vers une page ou une alerte</text:p>
          </table:table-cell>
        </table:table-row>
      </table:table>
      <text:p text:style-name="Horizontal_20_Line"/>
      <text:h text:style-name="Heading_20_3" text:outline-level="3"><text:span text:style-name="Strong_20_Emphasis">4. Technologies et outils</text:span></text:h>
      <text:list text:style-name="L3">
        <text:list-item>
          <text:p text:style-name="P4"><text:span text:style-name="Strong_20_Emphasis">Langages de programmation</text:span> : HTML5, CSS3, JavaScript</text:p>
        </text:list-item>
        <text:list-item>
          <text:p text:style-name="P4"><text:span text:style-name="Strong_20_Emphasis">Framework/Librairie</text:span> : Bootstrap (ou équivalent pour le responsive)</text:p>
        </text:list-item>
        <text:list-item>
          <text:p text:style-name="P4"><text:span text:style-name="Strong_20_Emphasis">Outils de versioning</text:span> : GitHub</text:p>
        </text:list-item>
        <text:list-item>
          <text:p text:style-name="P4"><text:span text:style-name="Strong_20_Emphasis">Éditeur</text:span> : Visual Studio Code</text:p>
        </text:list-item>
        <text:list-item>
          <text:p text:style-name="P4"><text:span text:style-name="Strong_20_Emphasis">Hébergement</text:span> : GitHub Pages / Netlify (ou autre selon le client)</text:p>
        </text:list-item>
      </text:list>
      <text:p text:style-name="Horizontal_20_Line"/>
      <text:h text:style-name="Heading_20_3" text:outline-level="3"><text:span text:style-name="Strong_20_Emphasis">5. Contraintes et limites</text:span></text:h>
      <text:list text:style-name="L4">
        <text:list-item>
          <text:p text:style-name="P5">Temps de réponse des pages : &lt; 2 secondes</text:p>
        </text:list-item>
        <text:list-item>
          <text:p text:style-name="P5">Taille du site : Max 10 Mo</text:p>
        </text:list-item>
        <text:list-item>
          <text:p text:style-name="P5">Ne pas nécessiter de base de données (site statique)</text:p>
        </text:list-item>
        <text:list-item>
          <text:p text:style-name="P5">Compatible navigateurs récents (Chrome, Firefox, Safari)</text:p>
        </text:list-item>
      </text:list>
      <text:p text:style-name="Horizontal_20_Line"/>
      <text:h text:style-name="Heading_20_3" text:outline-level="3"><text:span text:style-name="Strong_20_Emphasis">6. Planification et livrables</text:span></text:h>
      <text:h text:style-name="Heading_20_4" text:outline-level="4">🔧 Planning – Diagramme de Gantt (4 semaines)</text:h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Table_20_Heading">Semaine</text:p>
            </table:table-cell>
            <table:table-cell table:style-name="Tableau2.A1" office:value-type="string">
              <text:p text:style-name="Table_20_Heading">Tâches principales</text:p>
            </table:table-cell>
          </table:table-row>
        </table:table-header-rows>
        <table:table-row>
          <table:table-cell table:style-name="Tableau2.A1" office:value-type="string">
            <text:p text:style-name="Table_20_Contents">S1</text:p>
          </table:table-cell>
          <table:table-cell table:style-name="Tableau2.A1" office:value-type="string">
            <text:p text:style-name="Table_20_Contents">Maquette, design, structure HTML/CSS</text:p>
          </table:table-cell>
        </table:table-row>
        <table:table-row>
          <table:table-cell table:style-name="Tableau2.A1" office:value-type="string">
            <text:p text:style-name="Table_20_Contents">S2</text:p>
          </table:table-cell>
          <table:table-cell table:style-name="Tableau2.A1" office:value-type="string">
            <text:p text:style-name="Table_20_Contents">Responsive design + Intégration images/vidéo</text:p>
          </table:table-cell>
        </table:table-row>
        <table:table-row>
          <table:table-cell table:style-name="Tableau2.A1" office:value-type="string">
            <text:p text:style-name="Table_20_Contents">S3</text:p>
          </table:table-cell>
          <table:table-cell table:style-name="Tableau2.A1" office:value-type="string">
            <text:p text:style-name="Table_20_Contents">Ajout des sections (services, contact, à propos)</text:p>
          </table:table-cell>
        </table:table-row>
        <table:table-row>
          <table:table-cell table:style-name="Tableau2.A1" office:value-type="string">
            <text:p text:style-name="Table_20_Contents">S4</text:p>
          </table:table-cell>
          <table:table-cell table:style-name="Tableau2.A1" office:value-type="string">
            <text:p text:style-name="Table_20_Contents">Tests + optimisation + livraison finale</text:p>
          </table:table-cell>
        </table:table-row>
      </table:table>
      <text:h text:style-name="Heading_20_4" text:outline-level="4">📦 Livrables :</text:h>
      <text:list text:style-name="L5">
        <text:list-item>
          <text:p text:style-name="P6">Code source complet (HTML/CSS/JS)</text:p>
        </text:list-item>
        <text:list-item>
          <text:p text:style-name="P6">Site en ligne (hébergé ou livré en dossier ZIP)</text:p>
        </text:list-item>
        <text:list-item>
          <text:p text:style-name="P6">Document d’aide utilisateur</text:p>
        </text:list-item>
        <text:list-item>
          <text:p text:style-name="P6"><text:soft-page-break/>Rapport technique simplifié</text:p>
        </text:list-item>
      </text:list>
      <text:p text:style-name="Horizontal_20_Line"/>
      <text:p text:style-name="Text_20_body">Souhaites-tu que je t’aide à <text:span text:style-name="Strong_20_Emphasis">coder ce site</text:span> étape par étape (HTML, CSS, responsive, etc.) ? Je peux te guider comme un vrai mentor ! 💻🔥</text:p>
      <text:p text:style-name="Text_20_body">4o</text:p>
      <text:h text:style-name="Heading_20_5" text:outline-level="5">Vous avez dit :</text:h>
      <text:p text:style-name="Text_20_body">oui </text:p>
      <text:h text:style-name="Heading_20_6" text:outline-level="6">ChatGPT a dit :</text:h>
      <text:p text:style-name="Text_20_body">Éléments mémorisés mis à jour</text:p>
      <text:p text:style-name="Text_20_body">Super ! On va avancer ensemble pas à pas pour créer ton site web. Voici comment on peut organiser le travail :</text:p>
      <text:p text:style-name="Horizontal_20_Line"/>
      <text:h text:style-name="Heading_20_2" text:outline-level="2">🧭 Étapes du développement</text:h>
      <text:h text:style-name="Heading_20_3" text:outline-level="3">🔹 <text:span text:style-name="Strong_20_Emphasis">Étape 1 : Structure HTML de base</text:span></text:h>
      <text:p text:style-name="Text_20_body">Créons d’abord l’ossature de la page (HTML5) avec toutes les sections principales :</text:p>
      <text:list text:style-name="L6">
        <text:list-item>
          <text:p text:style-name="P7">En-tête (Header) avec menu de navigation</text:p>
        </text:list-item>
        <text:list-item>
          <text:p text:style-name="P7">Bannière principale avec slogan et bouton</text:p>
        </text:list-item>
        <text:list-item>
          <text:p text:style-name="P7">Section "Nos services"</text:p>
        </text:list-item>
        <text:list-item>
          <text:p text:style-name="P7">Section "À propos"</text:p>
        </text:list-item>
        <text:list-item>
          <text:p text:style-name="P7">Intégration d’une vidéo</text:p>
        </text:list-item>
        <text:list-item>
          <text:p text:style-name="P7">Formulaire de contact</text:p>
        </text:list-item>
        <text:list-item>
          <text:p text:style-name="P7">Pied de page (footer)</text:p>
        </text:list-item>
      </text:list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Noto Sans Devanagari1" style:font-family-complex="'Noto Sans Devanagari'" style:font-family-generic-complex="system" style:font-pitch-complex="variable" style:font-size-complex="7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9T21:03:22.378894077</meta:creation-date>
    <dc:date>2025-04-19T21:49:33.591002784</dc:date>
    <meta:editing-duration>PT36M1S</meta:editing-duration>
    <meta:editing-cycles>1</meta:editing-cycles>
    <meta:document-statistic meta:table-count="2" meta:image-count="0" meta:object-count="0" meta:page-count="3" meta:paragraph-count="94" meta:word-count="546" meta:character-count="3189" meta:non-whitespace-character-count="2778"/>
    <meta:generator>LibreOffice/24.8.5.2$Linux_X86_64 LibreOffice_project/480$Build-2</meta:generator>
  </office:meta>
</office:document-meta>
</file>